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 style:writing-mode="lr-tb"/>
    </style:style>
    <style:style style:name="Table1.A" style:family="table-column">
      <style:table-column-properties style:column-width="1.0424in"/>
    </style:style>
    <style:style style:name="Table1.B" style:family="table-column">
      <style:table-column-properties style:column-width="2.9993in"/>
    </style:style>
    <style:style style:name="Table1.C" style:family="table-column">
      <style:table-column-properties style:column-width="1.0743in"/>
    </style:style>
    <style:style style:name="Table1.D" style:family="table-column">
      <style:table-column-properties style:column-width="1.38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left="-0.0799in" fo:margin-right="0in" fo:text-indent="0in" style:auto-text-indent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officeooo:paragraph-rsid="00019279"/>
    </style:style>
    <style:style style:name="P6" style:family="paragraph" style:parent-style-name="List_20_Paragraph" style:list-style-name="WWNum1">
      <style:paragraph-properties fo:margin-top="0in" fo:margin-bottom="0in" loext:contextual-spacing="true"/>
    </style:style>
    <style:style style:name="P7" style:family="paragraph" style:parent-style-name="Standard">
      <style:text-properties officeooo:rsid="00019279" officeooo:paragraph-rsid="00019279"/>
    </style:style>
    <style:style style:name="P8" style:family="paragraph" style:parent-style-name="Standard">
      <style:text-properties officeooo:paragraph-rsid="00019279"/>
    </style:style>
    <style:style style:name="P9" style:family="paragraph" style:parent-style-name="Standard">
      <style:text-properties officeooo:rsid="00034bec" officeooo:paragraph-rsid="00034bec"/>
    </style:style>
    <style:style style:name="P10" style:family="paragraph" style:parent-style-name="Standard">
      <style:text-properties officeooo:paragraph-rsid="00034bec"/>
    </style:style>
    <style:style style:name="P11" style:family="paragraph" style:parent-style-name="Standard">
      <style:paragraph-properties fo:margin-top="0in" fo:margin-bottom="0in" loext:contextual-spacing="false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034bec" officeooo:paragraph-rsid="00034bec"/>
    </style:style>
    <style:style style:name="P14" style:family="paragraph" style:parent-style-name="Standard">
      <style:paragraph-properties fo:margin-top="0in" fo:margin-bottom="0in" loext:contextual-spacing="false"/>
      <style:text-properties fo:font-style="normal" officeooo:rsid="00034bec" officeooo:paragraph-rsid="00034bec" style:font-style-asian="normal" style:font-style-complex="normal"/>
    </style:style>
    <style:style style:name="P15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style:font-name="Calibri Ligh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F" style:font-style-asian="italic" style:font-style-complex="italic"/>
    </style:style>
    <style:style style:name="T4" style:family="text">
      <style:text-properties style:font-name-asian="F"/>
    </style:style>
    <style:style style:name="T5" style:family="text">
      <style:text-properties officeooo:rsid="00019279" style:font-name-asian="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19279"/>
    </style:style>
    <style:style style:name="T8" style:family="text">
      <style:text-properties officeooo:rsid="00034bec"/>
    </style:style>
    <style:style style:name="T9" style:family="text">
      <style:text-properties fo:font-size="11pt" officeooo:rsid="00034bec" style:font-size-asian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esign Document and Test Plan</text:p>
      <text:p text:style-name="Standard"/>
      <text:p text:style-name="Standard">Name of team members who collaborated on the design and test plan:</text:p>
      <text:list xml:id="list3030408848" text:style-name="WWNum1">
        <text:list-item>
          <text:p text:style-name="P6">Name (<text:span text:style-name="T2">first last</text:span>): _<text:span text:style-name="T7">Adam Haaf</text:span>__________________</text:p>
        </text:list-item>
        <text:list-item>
          <text:p text:style-name="P6">Name (<text:span text:style-name="T2">first last</text:span>): _<text:span text:style-name="T7">Sam Ogle</text:span>__________________</text:p>
        </text:list-item>
        <text:list-item>
          <text:p text:style-name="P4">Name (<text:span text:style-name="T2">first last</text:span>): _<text:span text:style-name="T7">Armando Sallas</text:span>__________________</text:p>
        </text:list-item>
        <text:list-item>
          <text:p text:style-name="P5"><text:span text:style-name="T4">Name (</text:span><text:span text:style-name="T3">first last</text:span><text:span text:style-name="T4">): _</text:span><text:span text:style-name="T5">Grayson Whitaker</text:span><text:span text:style-name="T4">_________________</text:span></text:p>
        </text:list-item>
      </text:list>
      <text:p text:style-name="Standard">Name of programming for which you submit this document: <text:span text:style-name="T6">Patient Charges</text:span></text:p>
      <text:h text:style-name="Heading_20_1" text:outline-level="1">Pseudocode </text:h>
      <text:p text:style-name="P8"><text:span text:style-name="T2">(See C:h. 1.6 in our textbook for an example of how to write detailed pseudocode) </text:span></text:p>
      <text:p text:style-name="P7">In file hospitalCharges.cpp:</text:p>
      <text:p text:style-name="P7">1. Declare variables numDays, rate, services, medication</text:p>
      <text:p text:style-name="P7">2. Prompt user for input for in-patient and outpatient, read user input</text:p>
      <text:p text:style-name="P7">3. If in-patient, prompt user for numDays, rate, services, and medication</text:p>
      <text:p text:style-name="P7">4. If out-patient, prompt user for services and medication</text:p>
      <text:p text:style-name="P7">5. Call function validateUserInput<text:span text:style-name="T8">()</text:span> for each user input</text:p>
      <text:p text:style-name="P7">6. Call function calcTotalCharges() and output total cost of hospital bill</text:p>
      <text:p text:style-name="P7"/>
      <text:p text:style-name="P7">In file validateUserInput.cpp: </text:p>
      <text:p text:style-name="P8"><text:span text:style-name="T7">1. Set up </text:span><text:span text:style-name="T9">boolean</text:span><text:span text:style-name="T7"> function validateUserInput</text:span><text:span text:style-name="T8">()</text:span><text:span text:style-name="T7"> that takes a double varia</text:span><text:span text:style-name="T8">bles</text:span></text:p>
      <text:p text:style-name="P9">2. If value passed is less than 0, return false</text:p>
      <text:p text:style-name="P9"/>
      <text:p text:style-name="P9">In file calcTotalCharges.cpp:</text:p>
      <text:p text:style-name="P9">1. Create two double overloaded functions CalcTotalCharges()</text:p>
      <text:p text:style-name="P9">1. First function:</text:p>
      <text:p text:style-name="P9"><text:tab/>a. Takes four double parameters</text:p>
      <text:p text:style-name="P9"><text:tab/>b. Returns sum of all variables passed</text:p>
      <text:p text:style-name="P9">2. Second function:</text:p>
      <text:p text:style-name="P9"><text:tab/>a. Takes two double parameters</text:p>
      <text:p text:style-name="P9"><text:soft-page-break/><text:tab/>b. Returns sum of all variables passed</text:p>
      <text:p text:style-name="P10"/>
      <text:h text:style-name="Heading_20_1" text:outline-level="1">Test Plan</text:h>
      <text:p text:style-name="Standard"><text:span text:style-name="T2">(See Ch. 5.13 in our textbook for an example of how to write a test plan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<text:span text:style-name="T6">Test #</text:span></text:p>
          </table:table-cell>
          <table:table-cell table:style-name="Table1.A1" office:value-type="string">
            <text:p text:style-name="P12"><text:span text:style-name="T6">Purpose</text:span></text:p>
          </table:table-cell>
          <table:table-cell table:style-name="Table1.A1" office:value-type="string">
            <text:p text:style-name="P12"><text:span text:style-name="T6">Input</text:span></text:p>
          </table:table-cell>
          <table:table-cell table:style-name="Table1.A1" office:value-type="string">
            <text:p text:style-name="P12"><text:span text:style-name="T6">Expected Output</text:span></text:p>
          </table:table-cell>
        </table:table-row>
        <table:table-row table:style-name="Table1.1">
          <table:table-cell table:style-name="Table1.A1" office:value-type="string">
            <text:p text:style-name="P12">1 </text:p>
          </table:table-cell>
          <table:table-cell table:style-name="Table1.A1" office:value-type="string">
            <text:p text:style-name="P13">Run with basic numbers (inpatient)</text:p>
          </table:table-cell>
          <table:table-cell table:style-name="Table1.A1" office:value-type="string">
            <text:p text:style-name="P13">I, 10, 100, 500.75, 50.25</text:p>
          </table:table-cell>
          <table:table-cell table:style-name="Table1.A1" office:value-type="string">
            <text:p text:style-name="P13">$1551</text:p>
          </table:table-cell>
        </table:table-row>
        <table:table-row table:style-name="Table1.1"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3">Run with basic numbers (outpatient)</text:p>
          </table:table-cell>
          <table:table-cell table:style-name="Table1.A1" office:value-type="string">
            <text:p text:style-name="P13">O, 250.3, 60.4</text:p>
          </table:table-cell>
          <table:table-cell table:style-name="Table1.A1" office:value-type="string">
            <text:p text:style-name="P13">$310.7</text:p>
          </table:table-cell>
        </table:table-row>
        <table:table-row table:style-name="Table1.1"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3">Run with wrong initial input</text:p>
          </table:table-cell>
          <table:table-cell table:style-name="Table1.A1" office:value-type="string">
            <text:p text:style-name="P13">A, O, 100, 50</text:p>
          </table:table-cell>
          <table:table-cell table:style-name="Table1.A1" office:value-type="string">
            <text:p text:style-name="P13">“Re-enter input” , $150</text:p>
          </table:table-cell>
        </table:table-row>
        <table:table-row table:style-name="Table1.1"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4">Run with negative inputs (inpatient)</text:p>
          </table:table-cell>
          <table:table-cell table:style-name="Table1.A1" office:value-type="string">
            <text:p text:style-name="P13">I, 10, -100, 100, 500.75, 50.25</text:p>
          </table:table-cell>
          <table:table-cell table:style-name="Table1.A1" office:value-type="string">
            <text:p text:style-name="P12">“<text:span text:style-name="T8">Re-enter input”, $1551</text:span></text:p>
          </table:table-cell>
        </table:table-row>
        <table:table-row table:style-name="Table1.1"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4">Run with negative inputs (outpatient)</text:p>
          </table:table-cell>
          <table:table-cell table:style-name="Table1.A1" office:value-type="string">
            <text:p text:style-name="P13">O, -250.3, 250.3, 60.4</text:p>
          </table:table-cell>
          <table:table-cell table:style-name="Table1.A1" office:value-type="string">
            <text:p text:style-name="P12">“<text:span text:style-name="T8">Re-enter input”, $310.7</text:span></text:p>
          </table:table-cell>
        </table:table-row>
        <table:table-row table:style-name="Table1.1">
          <table:table-cell table:style-name="Table1.A1" office:value-type="string">
            <text:p text:style-name="P12">…</text:p>
          </table:table-cell>
          <table:table-cell table:style-name="Table1.A1" office:value-type="string">
            <text:p text:style-name="P11"><text:span text:style-name="T2">(Feel free to add more test cases)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font-size="11pt" style:font-size-asian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4993in" fo:margin-left="0in" fo:margin-top="0in" fo:margin-bottom="0in" table:align="left" style:writing-mode="lr-tb"/>
    </style:style>
    <style:style style:name="Table2.A" style:family="table-column">
      <style:table-column-properties style:column-width="2.166in"/>
    </style:style>
    <style:style style:name="Table2.B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4993in" fo:margin-left="0in" fo:margin-top="0in" fo:margin-bottom="0in" table:align="left" style:writing-mode="lr-tb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text-indent="0in" style:auto-text-indent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MP1">CPSC 1021 Fall 2022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Lab 2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  <table:table-cell table:style-name="Table3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ander Christoph Herzog</meta:initial-creator>
    <meta:editing-cycles>4</meta:editing-cycles>
    <meta:creation-date>2022-01-22T17:53:00</meta:creation-date>
    <dc:date>2022-09-12T14:05:50.059018770</dc:date>
    <dc:language>en-US</dc:language>
    <meta:editing-duration>PT1M24S</meta:editing-duration>
    <meta:generator>LibreOffice/6.4.7.2$Linux_X86_64 LibreOffice_project/40$Build-2</meta:generator>
    <meta:document-statistic meta:table-count="3" meta:image-count="0" meta:object-count="0" meta:page-count="2" meta:paragraph-count="57" meta:word-count="295" meta:character-count="1838" meta:non-whitespace-character-count="15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